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text-properties style:font-name="Arial" style:font-name-complex="Arial" fo:font-size="10pt" style:font-size-asian="10pt" style:font-size-complex="10pt"/>
    </style:style>
    <style:style style:name="P5" style:parent-style-name="Normal" style:family="paragraph">
      <style:text-properties style:font-name="Arial" style:font-name-complex="Arial" fo:font-size="10pt" style:font-size-asian="10pt" style:font-size-complex="10pt"/>
    </style:style>
    <style:style style:name="T6" style:parent-style-name="Fonteparág.padrão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" style:parent-style-name="Fonteparág.padrão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" style:parent-style-name="Fonteparág.padrão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4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0" style:parent-style-name="Normal" style:family="paragraph">
      <style:text-properties style:font-name="Arial" style:font-name-complex="Arial" fo:font-size="10pt" style:font-size-asian="10pt" style:font-size-complex="10pt"/>
    </style:style>
    <style:style style:name="P51" style:parent-style-name="Normal" style:family="paragraph">
      <style:text-properties style:font-name="Arial" style:font-name-complex="Arial" fo:font-size="10pt" style:font-size-asian="10pt" style:font-size-complex="10pt"/>
    </style:style>
    <style:style style:name="P52" style:parent-style-name="Normal" style:family="paragraph">
      <style:text-properties style:font-name="Arial" style:font-name-complex="Arial" fo:font-size="10pt" style:font-size-asian="10pt" style:font-size-complex="10pt"/>
    </style:style>
    <style:style style:name="P53" style:parent-style-name="Normal" style:family="paragraph">
      <style:text-properties style:font-name="Arial" style:font-name-complex="Arial" fo:font-size="10pt" style:font-size-asian="10pt" style:font-size-complex="10pt"/>
    </style:style>
    <style:style style:name="P54" style:parent-style-name="Normal" style:family="paragraph">
      <style:text-properties style:font-name="Arial" style:font-name-complex="Arial" fo:font-size="10pt" style:font-size-asian="10pt" style:font-size-complex="10pt"/>
    </style:style>
    <style:style style:name="P55" style:parent-style-name="Normal" style:family="paragraph">
      <style:text-properties style:font-name="Arial" style:font-name-complex="Arial" fo:font-size="10pt" style:font-size-asian="10pt" style:font-size-complex="10pt"/>
    </style:style>
    <style:style style:name="P56" style:parent-style-name="Normal" style:family="paragraph">
      <style:text-properties style:font-name="Arial" style:font-name-complex="Arial" fo:font-size="10pt" style:font-size-asian="10pt" style:font-size-complex="10pt"/>
    </style:style>
    <style:style style:name="P57" style:parent-style-name="Normal" style:family="paragraph">
      <style:text-properties style:font-name="Arial" style:font-name-complex="Arial" fo:font-size="10pt" style:font-size-asian="10pt" style:font-size-complex="10pt"/>
    </style:style>
    <style:style style:name="P58" style:parent-style-name="Normal" style:family="paragraph">
      <style:text-properties style:font-name="Arial" style:font-name-complex="Arial" fo:font-size="10pt" style:font-size-asian="10pt" style:font-size-complex="10pt"/>
    </style:style>
    <style:style style:name="P59" style:parent-style-name="Normal" style:family="paragraph">
      <style:text-properties style:font-name="Arial" style:font-name-complex="Arial" fo:font-size="10pt" style:font-size-asian="10pt" style:font-size-complex="10pt"/>
    </style:style>
    <style:style style:name="P60" style:parent-style-name="Normal" style:family="paragraph">
      <style:text-properties style:font-name="Arial" style:font-name-complex="Arial" fo:font-size="10pt" style:font-size-asian="10pt" style:font-size-complex="10pt"/>
    </style:style>
    <style:style style:name="P61" style:parent-style-name="Normal" style:family="paragraph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62" style:parent-style-name="Hyperlink" style:family="text">
      <style:text-properties style:font-name="Arial" style:font-name-complex="Arial" fo:font-size="10pt" style:font-size-asian="10pt" style:font-size-complex="10pt"/>
    </style:style>
    <style:style style:name="T63" style:parent-style-name="Hyperlink" style:family="text">
      <style:text-properties style:font-name="Arial" style:font-name-complex="Arial" fo:font-size="10pt" style:font-size-asian="10pt" style:font-size-complex="10pt"/>
    </style:style>
    <style:style style:name="T64" style:parent-style-name="Hyperlink" style:family="text">
      <style:text-properties style:font-name="Arial" style:font-name-complex="Arial" fo:font-size="10pt" style:font-size-asian="10pt" style:font-size-complex="10pt"/>
    </style:style>
    <style:style style:name="T65" style:parent-style-name="Hyperlink" style:family="text"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text-properties style:font-name="Arial" style:font-name-complex="Arial" fo:font-size="10pt" style:font-size-asian="10pt" style:font-size-complex="10pt"/>
    </style:style>
    <style:style style:name="P67" style:parent-style-name="Normal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Trabalho de Filosofia e Sociologia</text:p>
      <text:p text:style-name="P2">Aluno(a): Ana Júlia Ferreira da Silva; 2°F</text:p>
      <text:p text:style-name="P3"/>
      <text:p text:style-name="P4">1) Explique a relação entre as escolas filosóficas do Realismo, Dogmatismo e Criticismo, citando os principais autores e explicitando como funciona a busca da verdade nesse pensares e suas relações para com a realidade objetiva. E, em sua visão, essas filosofias condizem com a realidade que você experimenta? <text:s/>Elas explicam como nós obtemos conhecimento de mundo?</text:p>
      <text:p text:style-name="P5"/>
      <text:p text:style-name="Normal"><text:span text:style-name="T6">Realismo:</text:span><text:span text:style-name="T7"><text:s/>O realismo é uma<text:s/></text:span><text:span text:style-name="T8">filosofia</text:span><text:span text:style-name="T9"><text:s/>que<text:s/></text:span><text:span text:style-name="T10">tenta</text:span><text:span text:style-name="T11"><text:s/></text:span><text:span text:style-name="T12">entender</text:span><text:span text:style-name="T13"><text:s/>a realidade de forma objetiva, baseando</text:span><text:span text:style-name="T14"><text:s/></text:span><text:span text:style-name="T15">na existência de um mundo externo independente da<text:s/></text:span><text:span text:style-name="T16">inteligência<text:s/></text:span><text:span text:style-name="T17">humana.<text:s/></text:span><text:span text:style-name="T18">Essa filosofia<text:s/></text:span><text:span text:style-name="T19">surgiu na Grécia Antiga, com os filósofos pré-socráticos</text:span><text:span text:style-name="T20"><text:s/>(Platão e Aristóteles)</text:span><text:span text:style-name="T21">, e teve seu<text:s/></text:span><text:span text:style-name="T22">crescimento</text:span><text:span text:style-name="T23"><text:s/></text:span><text:span text:style-name="T24">durante</text:span><text:span text:style-name="T25"><text:s/>séculos, in</text:span><text:span text:style-name="T26">duzin</text:span><text:span text:style-name="T27">do diversas áreas do conhecimento, como a ciência, a arte e a política. Esses filósofos<text:s/></text:span><text:span text:style-name="T28">procuravam</text:span><text:span text:style-name="T29"><text:s/>compreender a natureza do mundo e suas causas primordiais. Para eles, a realidade era<text:s/></text:span><text:span text:style-name="T30">feita</text:span><text:span text:style-name="T31"><text:s/>por elementos materiais e imateriais, e a busca pelo conhecimento deveria ser<text:s/></text:span><text:span text:style-name="T32">feita</text:span><text:span text:style-name="T33"><text:s/>na observação e na razão. Um dos principais representantes do realismo na filosofia foi<text:s/></text:span><text:span text:style-name="T34">o<text:s/></text:span><text:span text:style-name="T35">Aristóteles. Para ele, a realidade era composta por substâncias individuais, que<text:s/></text:span><text:span text:style-name="T36">tinham</text:span><text:span text:style-name="T37"><text:s/>características próprias e existiam independentemente da mente humana. Aristóteles defendia que o conhecimento deveria ser<text:s/></text:span><text:span text:style-name="T38">ganhado</text:span><text:span text:style-name="T39"><text:s/>através da observação e da experiência, e que a ciência deveria buscar compreender as causas e os princípios que regem o mundo.</text:span><text:span text:style-name="T40"><text:s/>Os realistas acreditam que é possível conhecer a realidade de forma precisa e objetiva, através da investigação científica e filosófica.</text:span><text:span text:style-name="T41"><text:s/>O</text:span><text:span text:style-name="T42"><text:s/>Realismo é uma<text:s/></text:span><text:span text:style-name="T43">filosofia</text:span><text:span text:style-name="T44"><text:s/>que busca compreender a realidade de forma objetiva e independente da nossa percepção.<text:s/></text:span></text:p>
      <text:p text:style-name="Normal"><text:span text:style-name="T45">Dogmatismo:</text:span><text:span text:style-name="T46"><text:s/></text:span><text:span text:style-name="T47">O filósofo Platão foi dogmático quando confirmou e defendeu que dois mais dois são quatro. Aliás, a ideia defendida por ele de que a alma é imortal também é aceita atualmente e pode ser considerada como um dogma. Na ciência, os dogmas relacionados à razão, oriundos no passado, continuam sendo vinculados na atualidade. Como exemplo tem-se as crenças do filósofo Immanuel Kant, um dos percussores dos fenômenos naturais. Seus dogmas ajudaram para diversas ciências. Outro filósofo respeitado pelos dogmáticos é Karl Popper. Ele defendia que a própria ciência sempre entrará em contradição quando encontrarem novas provas que desqualifiquem uma teoria defendida anteriormente. Sua crença foi feita na ideia de que a ciência será sempre provisória e baseada em pressupostos. Desse modo, o dogmatismo de Popper é um dos poucos que tem verossimilhança com as crenças do senso comum.</text:span></text:p>
      <text:p text:style-name="Normal"><text:span text:style-name="T48">Criticismo:</text:span><text:span text:style-name="T49"><text:s/>O criticismo é a teoria que aumenta uma investigação acerca das possibilidades do conhecimento, tendo em conta as suas fontes e as suas limitações. Este sistema da filosofia foi proposto por Immanuel Kant. O termo criticismo ainda pode ser explicado como sendo o uso do conceito de crítica por Kant com o intuito de se perguntar se o conhecimento obtido, porventura, é válido. O criticismo é uma forma de crítica do conhecimento.<text:s/></text:span></text:p>
      <text:p text:style-name="P50">Minha visão: Sim. Elas são diferentes ideias de como podemos obter conhecimentos.</text:p>
      <text:p text:style-name="P51"/>
      <text:p text:style-name="P52"/>
      <text:p text:style-name="P53"/>
      <text:p text:style-name="P54"/>
      <text:p text:style-name="P55"/>
      <text:soft-page-break/>
      <text:p text:style-name="P56">2) Sobe o ceticismo de Montaigne, e sua relação com a verdade, como podemos aplicar os preceitos do ceticismo no que se refere os preconceitos, exclusões e diferenciações presentes em nossa sociedade?</text:p>
      <text:p text:style-name="P57"/>
      <text:p text:style-name="P58">O ceticismo de Montaigne no campo prático e moral é caracterizado pela falta de um critério ou regras de conduta para que se possa consentir num padrão geral de comportamento ou numa tradição qualquer.<text:s/>Desse modo, é perceptível que nessa teoria não há padronização, assim, as pessoas vivem livremente, sem perseguições, e havendo diferenciações na sociedade.</text:p>
      <text:p text:style-name="P59"/>
      <text:p text:style-name="P60"/>
      <text:p text:style-name="P61">FONTES:</text:p>
      <text:p text:style-name="Normal"><text:a xlink:href="http://www.resumos.soescola.com" office:target-frame-name="_top" xlink:show="replace"><text:span text:style-name="T62">www.resumos.soescola.com</text:span></text:a></text:p>
      <text:p text:style-name="Normal"><text:a xlink:href="http://www.educamaisbrasil.com.br" office:target-frame-name="_top" xlink:show="replace"><text:span text:style-name="T63">www.educamaisbrasil.com.br</text:span></text:a></text:p>
      <text:p text:style-name="Normal"><text:a xlink:href="http://www.conceito.de" office:target-frame-name="_top" xlink:show="replace"><text:span text:style-name="T64">www.conceito.de</text:span></text:a></text:p>
      <text:p text:style-name="Normal"><text:a xlink:href="http://www.oquenosfazpensar.fil.puc-rio.br" office:target-frame-name="_top" xlink:show="replace"><text:span text:style-name="T65">www.oquenosfazpensar.fil.puc-rio.br</text:span></text:a></text:p>
      <text:p text:style-name="P66"/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7-30T00:59:00Z</meta:creation-date>
    <dc:date>2024-07-30T00:59:00Z</dc:date>
    <meta:template xlink:href="Normal" xlink:type="simple"/>
    <meta:editing-cycles>2</meta:editing-cycles>
    <meta:editing-duration>PT180S</meta:editing-duration>
    <meta:document-statistic meta:page-count="2" meta:paragraph-count="7" meta:word-count="625" meta:character-count="3998" meta:row-count="28" meta:non-whitespace-character-count="3380"/>
  </office:meta>
</office:document-meta>
</file>